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339E45D84DFC7DD93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0000" draw:marker-start-width="0.359cm" draw:marker-end-width="0.359cm" draw:fill="none" draw:fill-color="#ff0000" draw:textarea-horizontal-align="justify" draw:textarea-vertical-align="middle" draw:auto-grow-height="false" fo:min-height="0.74cm" fo:min-width="1.48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0000" draw:marker-start-width="0.359cm" draw:marker-end-width="0.359cm" draw:fill="none" draw:fill-color="#ff0000" draw:textarea-horizontal-align="justify" draw:textarea-vertical-align="middle" draw:auto-grow-height="false" fo:min-height="0.634cm" fo:min-width="0.526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ff0000" draw:marker-start-width="0.359cm" draw:marker-end-width="0.359cm" draw:fill="none" draw:fill-color="#ff0000" draw:textarea-horizontal-align="justify" draw:textarea-vertical-align="middle" draw:auto-grow-height="false" fo:min-height="0.634cm" fo:min-width="0.384cm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ff00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2.791cm" svg:height="13.19cm" svg:x="7.809cm" svg:y="1.41cm">
          <draw:image xlink:href="Pictures/100002010000032000000339E45D84DFC7DD9351.png" xlink:type="simple" xlink:show="embed" xlink:actuate="onLoad" loext:mime-type="image/png">
            <text:p/>
          </draw:image>
        </draw:frame>
        <draw:custom-shape draw:style-name="gr2" draw:text-style-name="P2" draw:layer="layout" svg:width="2.8cm" svg:height="1.4cm" svg:x="11.4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6cm" svg:height="1.4cm" svg:x="15.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4cm" svg:height="1.4cm" svg:x="12.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1.8cm" svg:y1="5.4cm" svg:x2="12.2cm" svg:y2="6.2cm">
          <text:p/>
        </draw:line>
        <draw:line draw:style-name="gr5" draw:text-style-name="P3" draw:layer="layout" svg:x1="15.8cm" svg:y1="5.8cm" svg:x2="16.2cm" svg:y2="7.2cm">
          <text:p/>
        </draw:line>
        <draw:line draw:style-name="gr5" draw:text-style-name="P3" draw:layer="layout" svg:x1="11.8cm" svg:y1="9.2cm" svg:x2="12.4cm" svg:y2="10.2cm">
          <text:p/>
        </draw:line>
        <draw:frame draw:style-name="gr6" draw:text-style-name="P5" draw:layer="layout" svg:width="6.8cm" svg:height="1.673cm" svg:x="10.4cm" svg:y="3.927cm">
          <draw:text-box>
            <text:p text:style-name="P4"><text:span text:style-name="T1">Arduino:</text:span></text:p>
            <text:p text:style-name="P4"><text:span text:style-name="T1">Rot – Power</text:span></text:p>
            <text:p text:style-name="P4"><text:span text:style-name="T1">Grün - Daten</text:span></text:p>
          </draw:text-box>
        </draw:frame>
        <draw:frame draw:style-name="gr6" draw:text-style-name="P5" draw:layer="layout" svg:width="6.8cm" svg:height="1.673cm" svg:x="14.8cm" svg:y="4.6cm">
          <draw:text-box>
            <text:p text:style-name="P4"><text:span text:style-name="T1">5V-Wandler</text:span></text:p>
            <text:p text:style-name="P4"><text:span text:style-name="T1">Rot – Power</text:span></text:p>
            <text:p text:style-name="P4"><text:span text:style-name="T1"/></text:p>
          </draw:text-box>
        </draw:frame>
        <draw:frame draw:style-name="gr6" draw:text-style-name="P5" draw:layer="layout" svg:width="6.8cm" svg:height="1.673cm" svg:x="10.6cm" svg:y="8.127cm">
          <draw:text-box>
            <text:p text:style-name="P4"><text:span text:style-name="T1">Servo-Board</text:span></text:p>
            <text:p text:style-name="P4"><text:span text:style-name="T1">Rot – Power</text:span></text:p>
            <text:p text:style-name="P4"><text:span text:style-name="T1"/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3T15:59:22.008021692</meta:creation-date>
    <dc:date>2018-12-23T16:04:06.097179211</dc:date>
    <meta:editing-duration>PT33S</meta:editing-duration>
    <meta:editing-cycles>1</meta:editing-cycles>
    <meta:document-statistic meta:object-count="33"/>
    <meta:generator>LibreOffice/6.1.3.2$Linux_X86_64 LibreOffice_project/10$Build-2</meta:generator>
  </office:meta>
</office:document-meta>
</file>